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1.6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mipleCa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l of Material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art Ref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RL</text:p>
          </table:table-cell>
          <table:table-cell table:number-columns-repeated="6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C2,C3,C4,C5</text:p>
          </table:table-cell>
          <table:table-cell office:value-type="string" calcext:value-type="string">
            <text:p>100nF C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ouser.com/ProductDetail/594-A104M15X7RF5UAA</text:p>
          </table:table-cell>
          <table:table-cell table:number-columns-repeated="6"/>
          <table:table-cell office:value-type="string" calcext:value-type="string">
            <text:p>Ceramic Cap</text:p>
          </table:table-cell>
        </table:table-row>
        <table:table-row table:style-name="ro1">
          <table:table-cell office:value-type="string" calcext:value-type="string">
            <text:p>C6,C7</text:p>
          </table:table-cell>
          <table:table-cell office:value-type="string" calcext:value-type="string">
            <text:p>1uF Ceramic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com/ProductDetail/80-C420C105K5R5TAU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71-CCF554K70FKE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100k 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com/ProductDetail/594-HVR3700001003JR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ST39SF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04-39SF0407CPHE</text:p>
          </table:table-cell>
          <table:table-cell table:number-columns-repeated="6"/>
          <table:table-cell office:value-type="string" calcext:value-type="string">
            <text:p>4MBit, 8-bit by 512k EEPRO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HCT0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0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HCT13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138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S6C4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Alliance-Memory/AS6C4008-55PCN</text:p>
          </table:table-cell>
          <table:table-cell table:number-columns-repeated="6"/>
          <table:table-cell office:value-type="string" calcext:value-type="string">
            <text:p>4MBit, 8-bit by 512k SRAM, 55ns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FM24C64B-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77-FM24C64B-G</text:p>
          </table:table-cell>
          <table:table-cell table:number-columns-repeated="6"/>
          <table:table-cell office:value-type="string" calcext:value-type="string">
            <text:p>SMD 8k FRAM</text:p>
          </table:table-cell>
        </table:table-row>
        <table:table-row table:style-name="ro1">
          <table:table-cell table:style-name="ce1" office:value-type="string" calcext:value-type="string">
            <text:p>Option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Right Angle Pin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55-M20-9750242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JP1 Jumper</text:p>
          </table:table-cell>
          <table:table-cell office:value-type="string" calcext:value-type="string">
            <text:p>ROM Write 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474-PRT-09044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U1, U4 Sockets</text:p>
          </table:table-cell>
          <table:table-cell office:value-type="string" calcext:value-type="string">
            <text:p>32P Wide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com/ProductDetail/517-4832-6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2 Socket</text:p>
          </table:table-cell>
          <table:table-cell office:value-type="string" calcext:value-type="string">
            <text:p>14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4-3000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3 Socket</text:p>
          </table:table-cell>
          <table:table-cell office:value-type="string" calcext:value-type="string">
            <text:p>16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6-3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4 Position DIP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06-ADE0404</text:p>
          </table:table-cell>
          <table:table-cell table:number-columns-repeated="6"/>
          <table:table-cell office:value-type="string" calcext:value-type="string">
            <text:p>Can use solder bridges instead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Cartridge 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uramasaentertainment.com/product/famicom-cartridge-shell-transparent/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 Soderstrom</meta:initial-creator>
    <meta:creation-date>2024-10-01T12:50:07.861457151</meta:creation-date>
    <dc:date>2024-10-02T17:08:17.756996710</dc:date>
    <dc:creator>Tim Soderstrom</dc:creator>
    <meta:editing-duration>PT31M14S</meta:editing-duration>
    <meta:editing-cycles>7</meta:editing-cycles>
    <meta:generator>LibreOffice/7.3.7.2$Linux_X86_64 LibreOffice_project/30$Build-2</meta:generator>
    <meta:document-statistic meta:table-count="1" meta:cell-count="82" meta:object-count="0"/>
  </office:meta>
</office:document-meta>
</file>